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BE0074F62210C332.png" manifest:media-type="image/png"/>
  <manifest:file-entry manifest:full-path="Pictures/1000020100000080000000804AC652D60FC7BE74.png" manifest:media-type="image/png"/>
  <manifest:file-entry manifest:full-path="Pictures/1000020100000080000000804300D98AF921FD65.png" manifest:media-type="image/png"/>
  <manifest:file-entry manifest:full-path="Pictures/10000201000007D000000960D9EAB694A5784C03.png" manifest:media-type="image/png"/>
  <manifest:file-entry manifest:full-path="Pictures/10000201000001FB000002006C51D4109E4389B4.png" manifest:media-type="image/png"/>
  <manifest:file-entry manifest:full-path="Pictures/10000201000007D0000007D0B8435ABE792966EF.png" manifest:media-type="image/png"/>
  <manifest:file-entry manifest:full-path="Pictures/10000201000001000000010086E40FEC71AD23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3cm" svg:stroke-color="#ff00cc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ff950e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2cm" svg:stroke-color="#0000cc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dd4814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3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3.162cm" svg:height="3.359cm" svg:x="5.426cm" svg:y="4.65cm">
          <draw:image xlink:href="Pictures/1000020100000080000000804300D98AF921FD65.png" xlink:type="simple" xlink:show="embed" xlink:actuate="onLoad">
            <text:p/>
          </draw:image>
        </draw:frame>
        <draw:frame draw:style-name="gr2" draw:text-style-name="P1" xml:id="id4" draw:id="id4" draw:layer="layout" svg:width="2.789cm" svg:height="2.963cm" svg:x="5.623cm" svg:y="8.475cm">
          <draw:image xlink:href="Pictures/10000201000007D0000007D0B8435ABE792966EF.png" xlink:type="simple" xlink:show="embed" xlink:actuate="onLoad">
            <text:p/>
          </draw:image>
        </draw:frame>
        <draw:frame draw:style-name="gr1" draw:text-style-name="P1" xml:id="id5" draw:id="id5" draw:layer="layout" svg:width="2.295cm" svg:height="2.925cm" svg:x="5.87cm" svg:y="12.075cm">
          <draw:image xlink:href="Pictures/10000201000007D000000960D9EAB694A5784C03.png" xlink:type="simple" xlink:show="embed" xlink:actuate="onLoad">
            <text:p/>
          </draw:image>
        </draw:frame>
        <draw:frame draw:style-name="gr1" draw:text-style-name="P1" xml:id="id6" draw:id="id6" draw:layer="layout" svg:width="2.541cm" svg:height="2.7cm" svg:x="5.835cm" svg:y="15.9cm">
          <draw:image xlink:href="Pictures/10000201000001000000010086E40FEC71AD23CA.png" xlink:type="simple" xlink:show="embed" xlink:actuate="onLoad">
            <text:p/>
          </draw:image>
        </draw:frame>
        <draw:frame draw:style-name="gr1" draw:text-style-name="P1" xml:id="id1" draw:id="id1" draw:layer="layout" svg:width="3.586cm" svg:height="3.809cm" svg:x="5.214cm" svg:y="0.6cm">
          <draw:image xlink:href="Pictures/100002010000008000000080BE0074F62210C332.png" xlink:type="simple" xlink:show="embed" xlink:actuate="onLoad">
            <text:p/>
          </draw:image>
        </draw:frame>
        <draw:frame draw:style-name="gr1" draw:text-style-name="P1" xml:id="id2" draw:id="id2" draw:layer="layout" svg:width="3.077cm" svg:height="3.108cm" svg:x="15.523cm" svg:y="3.8cm">
          <draw:image xlink:href="Pictures/10000201000001FB000002006C51D4109E4389B4.png" xlink:type="simple" xlink:show="embed" xlink:actuate="onLoad">
            <text:p/>
          </draw:image>
        </draw:frame>
        <draw:frame draw:style-name="gr1" draw:text-style-name="P1" xml:id="id7" draw:id="id7" draw:layer="layout" svg:width="3.386cm" svg:height="3.386cm" svg:x="15.614cm" svg:y="7.6cm">
          <draw:image xlink:href="Pictures/1000020100000080000000804AC652D60FC7BE74.png" xlink:type="simple" xlink:show="embed" xlink:actuate="onLoad">
            <text:p/>
          </draw:image>
        </draw:frame>
        <draw:connector draw:style-name="gr3" draw:text-style-name="P1" draw:layer="layout" draw:type="curve" svg:x1="8.8cm" svg:y1="2.504cm" svg:x2="15.523cm" svg:y2="5.354cm" draw:start-shape="id1" draw:start-glue-point="1" draw:end-shape="id2" draw:end-glue-point="3" svg:d="M8800 2504c5043 0 1682 2850 6723 2850" svg:viewBox="0 0 6724 2851">
          <text:p/>
        </draw:connector>
        <draw:connector draw:style-name="gr4" draw:text-style-name="P1" draw:layer="layout" draw:type="curve" svg:x1="8.588cm" svg:y1="6.329cm" svg:x2="15.523cm" svg:y2="5.354cm" draw:start-shape="id3" draw:start-glue-point="1" draw:end-shape="id2" draw:end-glue-point="3" svg:d="M8588 6329c5202 0 1735-975 6935-975" svg:viewBox="0 0 6936 976">
          <text:p/>
        </draw:connector>
        <draw:connector draw:style-name="gr5" draw:text-style-name="P1" draw:layer="layout" draw:type="curve" svg:x1="8.412cm" svg:y1="9.956cm" svg:x2="15.523cm" svg:y2="5.354cm" draw:start-shape="id4" draw:start-glue-point="1" draw:end-shape="id2" draw:end-glue-point="3" svg:d="M8412 9956c5334 0 1779-4602 7111-4602" svg:viewBox="0 0 7112 4603">
          <text:p/>
        </draw:connector>
        <draw:connector draw:style-name="gr5" draw:text-style-name="P1" draw:layer="layout" draw:type="curve" svg:x1="8.165cm" svg:y1="13.537cm" svg:x2="15.523cm" svg:y2="5.354cm" draw:start-shape="id5" draw:start-glue-point="1" draw:end-shape="id2" draw:end-glue-point="3" svg:d="M8165 13537c5518 0 1840-8183 7358-8183" svg:viewBox="0 0 7359 8184">
          <text:p/>
        </draw:connector>
        <draw:connector draw:style-name="gr5" draw:text-style-name="P1" draw:layer="layout" draw:type="curve" svg:x1="8.376cm" svg:y1="17.25cm" svg:x2="15.614cm" svg:y2="9.293cm" draw:start-shape="id6" draw:start-glue-point="1" draw:end-shape="id7" svg:d="M8376 17250c5428 0 1810-7957 7238-7957" svg:viewBox="0 0 7239 7958">
          <text:p/>
        </draw:connector>
        <draw:custom-shape draw:style-name="gr6" draw:text-style-name="P1" draw:layer="layout" svg:width="4.2cm" svg:height="1.2cm" svg:x="13.8cm" svg:y="16.9cm">
          <text:p text:style-name="P2">LibreOffi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4.2cm" svg:height="1.2cm" svg:x="13.8cm" svg:y="13.7cm">
          <text:p text:style-name="P2">Jupy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2cm" svg:height="1.2cm" svg:x="13.8cm" svg:y="15.3cm">
          <text:p text:style-name="P2">Pandoc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517cm" svg:height="0.806cm" svg:x="16.201cm" svg:y="10.686cm">
          <draw:text-box>
            <text:p><text:span text:style-name="T1">Ms Excel</text:span></text:p>
          </draw:text-box>
        </draw:frame>
        <draw:frame draw:style-name="gr10" draw:text-style-name="P4" draw:layer="layout" svg:width="2.542cm" svg:height="1.361cm" svg:x="2.658cm" svg:y="5.639cm">
          <draw:text-box>
            <text:p text:style-name="P2"><text:span text:style-name="T1">Jupyter</text:span></text:p>
            <text:p text:style-name="P2"><text:span text:style-name="T1">notebook</text:span></text:p>
          </draw:text-box>
        </draw:frame>
        <draw:frame draw:style-name="gr11" draw:text-style-name="P3" draw:layer="layout" svg:width="2.788cm" svg:height="0.806cm" svg:x="2.272cm" svg:y="2cm">
          <draw:text-box>
            <text:p><text:span text:style-name="T1">Markdown</text:span></text:p>
          </draw:text-box>
        </draw:frame>
        <draw:frame draw:style-name="gr12" draw:text-style-name="P4" draw:layer="layout" svg:width="2.89cm" svg:height="1.361cm" svg:x="2.012cm" svg:y="9.594cm">
          <draw:text-box>
            <text:p text:style-name="P2"><text:span text:style-name="T1">LibreOffice</text:span></text:p>
            <text:p text:style-name="P2"><text:span text:style-name="T1">Write</text:span></text:p>
          </draw:text-box>
        </draw:frame>
        <draw:frame draw:style-name="gr12" draw:text-style-name="P4" draw:layer="layout" svg:width="2.89cm" svg:height="1.361cm" svg:x="2.012cm" svg:y="12.895cm">
          <draw:text-box>
            <text:p text:style-name="P2"><text:span text:style-name="T1">LibreOffice</text:span></text:p>
            <text:p text:style-name="P2"><text:span text:style-name="T1">Impress</text:span></text:p>
          </draw:text-box>
        </draw:frame>
        <draw:frame draw:style-name="gr12" draw:text-style-name="P4" draw:layer="layout" svg:width="2.89cm" svg:height="1.361cm" svg:x="2.31cm" svg:y="16.439cm">
          <draw:text-box>
            <text:p text:style-name="P2"><text:span text:style-name="T1">LibreOffice</text:span></text:p>
            <text:p text:style-name="P2"><text:span text:style-name="T1">Calc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7-04-10T14:18:16.283285854</meta:creation-date>
    <dc:date>2017-04-10T14:41:27.898714407</dc:date>
    <dc:creator>Björn </dc:creator>
    <meta:editing-duration>PT5M14S</meta:editing-duration>
    <meta:editing-cycles>2</meta:editing-cycles>
    <meta:generator>LibreOffice/5.2.3.2$Linux_X86_64 LibreOffice_project/20m0$Build-2</meta:generator>
    <meta:document-statistic meta:object-count="44"/>
  </office:meta>
</office:document-meta>
</file>